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start" style:justify-single-word="false"/>
    </style:style>
    <style:style style:name="P2" style:family="paragraph" style:parent-style-name="Standard">
      <style:paragraph-properties fo:line-height="200%" fo:text-align="start" style:justify-single-word="false"/>
      <style:text-properties fo:font-size="12pt" style:text-underline-style="solid" style:text-underline-width="auto" style:text-underline-color="font-color" officeooo:rsid="00197d5a" officeooo:paragraph-rsid="002f066d" style:font-size-asian="10.5pt" style:font-size-complex="12pt"/>
    </style:style>
    <style:style style:name="P3" style:family="paragraph" style:parent-style-name="Standard">
      <style:paragraph-properties fo:line-height="200%" fo:text-align="center" style:justify-single-word="false"/>
      <style:text-properties officeooo:rsid="0009277b" officeooo:paragraph-rsid="0009277b"/>
    </style:style>
    <style:style style:name="P4" style:family="paragraph" style:parent-style-name="Standard">
      <style:paragraph-properties fo:line-height="200%" fo:text-align="start" style:justify-single-word="false"/>
      <style:text-properties officeooo:rsid="0009277b" officeooo:paragraph-rsid="0009277b"/>
    </style:style>
    <style:style style:name="P5" style:family="paragraph" style:parent-style-name="Standard" style:master-page-name="Standard">
      <style:paragraph-properties fo:line-height="200%" fo:text-align="start" style:justify-single-word="false" style:page-number="auto"/>
    </style:style>
    <style:style style:name="T1" style:family="text">
      <style:text-properties style:text-position="0% 100%" fo:font-size="12pt" style:font-size-asian="12pt"/>
    </style:style>
    <style:style style:name="T2" style:family="text">
      <style:text-properties style:text-position="super 58%" fo:font-size="12pt" style:font-size-asian="12pt"/>
    </style:style>
    <style:style style:name="T3" style:family="text">
      <style:text-properties fo:font-size="18pt" style:font-size-asian="18pt" style:font-size-complex="18pt"/>
    </style:style>
    <style:style style:name="T4" style:family="text">
      <style:text-properties fo:font-size="12pt" style:font-size-asian="12pt" style:font-size-complex="12pt"/>
    </style:style>
    <style:style style:name="T5" style:family="text">
      <style:text-properties fo:font-size="12pt" officeooo:rsid="000c0bd1" style:font-size-asian="12pt" style:font-size-complex="12pt"/>
    </style:style>
    <style:style style:name="T6" style:family="text">
      <style:text-properties fo:font-size="12pt" officeooo:rsid="000d7d6a" style:font-size-asian="12pt" style:font-size-complex="12pt"/>
    </style:style>
    <style:style style:name="T7" style:family="text">
      <style:text-properties fo:font-size="12pt" officeooo:rsid="00106da4" style:font-size-asian="12pt" style:font-size-complex="12pt"/>
    </style:style>
    <style:style style:name="T8" style:family="text">
      <style:text-properties fo:font-size="12pt" officeooo:rsid="0011df25" style:font-size-asian="12pt" style:font-size-complex="12pt"/>
    </style:style>
    <style:style style:name="T9" style:family="text">
      <style:text-properties fo:font-size="12pt" officeooo:rsid="001387e2" style:font-size-asian="12pt" style:font-size-complex="12pt"/>
    </style:style>
    <style:style style:name="T10" style:family="text">
      <style:text-properties fo:font-size="12pt" officeooo:rsid="0014a1d7" style:font-size-asian="12pt" style:font-size-complex="12pt"/>
    </style:style>
    <style:style style:name="T11" style:family="text">
      <style:text-properties fo:font-size="12pt" officeooo:rsid="001611e6" style:font-size-asian="12pt" style:font-size-complex="12pt"/>
    </style:style>
    <style:style style:name="T12" style:family="text">
      <style:text-properties fo:font-size="12pt" officeooo:rsid="001703fc" style:font-size-asian="12pt" style:font-size-complex="12pt"/>
    </style:style>
    <style:style style:name="T13" style:family="text">
      <style:text-properties fo:font-size="12pt" officeooo:rsid="001828d4" style:font-size-asian="12pt" style:font-size-complex="12pt"/>
    </style:style>
    <style:style style:name="T14" style:family="text">
      <style:text-properties fo:font-size="12pt" officeooo:rsid="00194f41" style:font-size-asian="12pt" style:font-size-complex="12pt"/>
    </style:style>
    <style:style style:name="T15" style:family="text">
      <style:text-properties officeooo:rsid="0009277b"/>
    </style:style>
    <style:style style:name="T16" style:family="text">
      <style:text-properties style:text-underline-style="none"/>
    </style:style>
    <style:style style:name="T17" style:family="text">
      <style:text-properties style:text-underline-style="none" officeooo:rsid="0019a255"/>
    </style:style>
    <style:style style:name="T18" style:family="text">
      <style:text-properties style:text-underline-style="none" officeooo:rsid="001a8094"/>
    </style:style>
    <style:style style:name="T19" style:family="text">
      <style:text-properties style:text-underline-style="none" officeooo:rsid="001a9501"/>
    </style:style>
    <style:style style:name="T20" style:family="text">
      <style:text-properties style:text-underline-style="none" officeooo:rsid="001c876f"/>
    </style:style>
    <style:style style:name="T21" style:family="text">
      <style:text-properties style:text-underline-style="none" officeooo:rsid="001f4a66"/>
    </style:style>
    <style:style style:name="T22" style:family="text">
      <style:text-properties style:text-underline-style="none" officeooo:rsid="00209407"/>
    </style:style>
    <style:style style:name="T23" style:family="text">
      <style:text-properties style:text-underline-style="none" officeooo:rsid="00216901"/>
    </style:style>
    <style:style style:name="T24" style:family="text">
      <style:text-properties style:text-underline-style="none" officeooo:rsid="00233033"/>
    </style:style>
    <style:style style:name="T25" style:family="text">
      <style:text-properties style:text-underline-style="none" officeooo:rsid="00246705"/>
    </style:style>
    <style:style style:name="T26" style:family="text">
      <style:text-properties style:text-underline-style="none" officeooo:rsid="002477e0"/>
    </style:style>
    <style:style style:name="T27" style:family="text">
      <style:text-properties style:text-underline-style="none" officeooo:rsid="00252bac"/>
    </style:style>
    <style:style style:name="T28" style:family="text">
      <style:text-properties style:text-underline-style="none" officeooo:rsid="00260218"/>
    </style:style>
    <style:style style:name="T29" style:family="text">
      <style:text-properties style:text-underline-style="none" officeooo:rsid="00293d2e"/>
    </style:style>
    <style:style style:name="T30" style:family="text">
      <style:text-properties style:text-underline-style="none" officeooo:rsid="002b248f"/>
    </style:style>
    <style:style style:name="T31" style:family="text">
      <style:text-properties style:text-underline-style="none" officeooo:rsid="002f066d"/>
    </style:style>
    <style:style style:name="T32" style:family="text">
      <style:text-properties style:text-underline-style="none" officeooo:rsid="00310de7"/>
    </style:style>
    <style:style style:name="T33" style:family="text">
      <style:text-properties style:text-underline-style="none" officeooo:rsid="0032dc02"/>
    </style:style>
    <style:style style:name="T34" style:family="text">
      <style:text-properties style:text-underline-style="none" officeooo:rsid="0033f855"/>
    </style:style>
    <style:style style:name="T35" style:family="text">
      <style:text-properties style:text-underline-style="none" officeooo:rsid="0034ea42"/>
    </style:style>
    <style:style style:name="T36" style:family="text">
      <style:text-properties style:text-underline-style="none" officeooo:rsid="0036a38d"/>
    </style:style>
    <style:style style:name="T37" style:family="text">
      <style:text-properties style:text-underline-style="none" officeooo:rsid="00388491"/>
    </style:style>
    <style:style style:name="T38" style:family="text">
      <style:text-properties style:text-underline-style="none" officeooo:rsid="003a3062"/>
    </style:style>
    <style:style style:name="T39" style:family="text">
      <style:text-properties style:text-underline-style="none" officeooo:rsid="003a30f5"/>
    </style:style>
    <style:style style:name="T40" style:family="text">
      <style:text-properties style:text-underline-style="none" officeooo:rsid="003c1b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rian Kline</text:p>
      <text:p text:style-name="P1">Professor <text:span text:style-name="T15">Jumadinova</text:span></text:p>
      <text:p text:style-name="P4">Computer Science 111</text:p>
      <text:p text:style-name="P4"><text:span text:style-name="T1">April 30</text:span><text:span text:style-name="T2">th</text:span><text:span text:style-name="T1"> 2018</text:span></text:p>
      <text:p text:style-name="P3"><text:span text:style-name="T3">CLI Calculator Reflection</text:span></text:p>
      <text:p text:style-name="P1"><text:span text:style-name="T4"><text:tab/></text:span><text:span text:style-name="T5">For my final project I wanted to make something useful. Not a game or a piece of music, I wanted to create something </text:span><text:span text:style-name="T6">practical </text:span><text:span text:style-name="T5">that anyone could use. </text:span><text:span text:style-name="T6">Something that, even if limited in scope, could be used to solve a problem that a user might be having. In order to fit this criteria, a calculator was an ideal solution for what I was looking for. </text:span><text:span text:style-name="T7">My calculator can be used by any device that runs Java </text:span><text:span text:style-name="T8">and it features a minimalist UI that users can quickly figure out and use for themselves. </text:span><text:span text:style-name="T9">It’s also worth noting that </text:span><text:span text:style-name="T10">my calculator </text:span><text:span text:style-name="T11">has the ability to store functions, making it easier and faster to solve expressions. Instead of having to constantly reenter the function, because it is stored it can be called quickly to be applied with an x-value. </text:span><text:span text:style-name="T12">Even beyond this functionality the calculator can still be used to solve simple binomial math problems with decimals, making it useful for </text:span><text:span text:style-name="T13">budgeting or solving problems relating to money </text:span><text:span text:style-name="T14">or small values.</text:span></text:p>
      <text:p text:style-name="P2"><text:span text:style-name="T16"><text:tab/></text:span><text:span text:style-name="T17">The main class of the project, calcMain, manages a simple calculator that is operated via command-line and offers several options such as storing equations, solving simple single variable problems, and other basic math operations. This class is essentially the flagship of the program, responsible for the user input that decides which options are followed through and completed by the program to give an output that the user wants. </text:span><text:span text:style-name="T18">calcMain </text:span><text:span text:style-name="T19">relies on if-else statements as event listeners of user input for what code needs to be executed. This event listening </text:span><text:span text:style-name="T20">allows the user to navigate through the program. </text:span><text:span text:style-name="T22">In case the user mistypes or tries to execute a command that I haven’t coded, </text:span><text:span text:style-name="T21">I added an else-if statement </text:span><text:span text:style-name="T22">for anything that isn’t one of the options that warns the user what available options they have in the program. </text:span><text:span text:style-name="T23">A text file was needed in order to differentiate the “calculate” and “solve” </text:span><text:soft-page-break/><text:span text:style-name="T23">options as I wanted both of those options in the program to run through </text:span><text:span text:style-name="T24">the same method of the calculatorEngine. To pull this off in calcMain I imported PrintWriter </text:span><text:span text:style-name="T25">in order to have the “calculate” and “solve” </text:span><text:span text:style-name="T26">options write a single string to the first line of the text file in order to save the option being commit</text:span><text:span text:style-name="T27">ted. Option “calculate” has to pull a string from the array while “solve” has to get a string from the user, so in order for the calculator to differentiate </text:span><text:span text:style-name="T28">these opposing methods a text file is necessary</text:span><text:span text:style-name="T27">. </text:span><text:span text:style-name="T28">For example, let’s say</text:span><text:span text:style-name="T27"> the user chose to calculate, the string "calculate" gets written to the </text:span><text:span text:style-name="T28">text</text:span><text:span text:style-name="T27"> file and calcEngine will read that string from the file and run the corresponding method </text:span><text:span text:style-name="T28">of reading the string from the array to be solved. </text:span></text:p>
      <text:p text:style-name="P2"><text:span text:style-name="T28"><text:tab/></text:span><text:span text:style-name="T29">My other class, calcOps, contains the majority of the methods used in my program. calcOps also extends into the other </text:span><text:span text:style-name="T30">class, calculatorEngine, as the two classes have methods </text:span><text:span text:style-name="T31">that rely on each other to perform operations relating to solving the inputted strings. </text:span><text:span text:style-name="T32">The calcEngine method in the calculatorEngine class is the brains of the operation so-to-speak. It uses more else-if statements to detect the operation character within the string, and performs the operation based on the detected operation’s character. An asterisk in the string means the calculator will multiply, and so on and so forth </text:span><text:span text:style-name="T33">with the other operations. </text:span><text:span text:style-name="T34">To find the numbers in the string, even if they are decimals, the calculator finds the index of the operation’s symbol and finds numbers on the left and right of that symbol. This is one of the limiting factors about my program, as it forces the </text:span><text:span text:style-name="T35">inputted string to only contain one operation symbol. Thereby limiting the calculator to only being able to solve binomial expressions and functions.</text:span></text:p>
      <text:p text:style-name="P2"><text:span text:style-name="T35"><text:tab/></text:span><text:span text:style-name="T36">Overall, I enjoyed the challenge and the accomplishment of my project. I feel like I actually made something, which isn’t something that I get to experience in every class. </text:span><text:span text:style-name="T37">Beyond that, the challenge of constantly revising my code made it fulfilling when I finally finished the program and edited everything to be as concise as possible.</text:span><text:span text:style-name="T38"> A calculator isn’t something amazing </text:span><text:span text:style-name="T40">or</text:span><text:span text:style-name="T38"> new in the field of technology. Regardless, the fact that I was able to make my own version of a calculator is something that I greatly enjoyed, because it was a freedom to create what I wanted </text:span><text:span text:style-name="T39">and how I wanted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1:16:50</meta:creation-date>
    <dc:language>en-US</dc:language>
    <dc:date>2018-05-02T04:26:42.282440361</dc:date>
    <meta:editing-cycles>67</meta:editing-cycles>
    <meta:editing-duration>PT1H34M49S</meta:editing-duration>
    <meta:generator>LibreOffice/5.4.6.2$Linux_X86_64 LibreOffice_project/40$Build-2</meta:generator>
    <meta:document-statistic meta:table-count="0" meta:image-count="0" meta:object-count="0" meta:page-count="2" meta:paragraph-count="9" meta:word-count="739" meta:character-count="4332" meta:non-whitespace-character-count="3597"/>
  </office:meta>
</office:document-meta>
</file>